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37"/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Incerteza corrente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47" calcext:value-type="float">
            <text:p>1.470E-06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087" calcext:value-type="float">
            <text:p>8.700E-05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5" calcext:value-type="float">
            <text:p>2.5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47" calcext:value-type="float">
            <text:p>4.7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71" calcext:value-type="float">
            <text:p>7.1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97" calcext:value-type="float">
            <text:p>9.7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1" calcext:value-type="float">
            <text:p>0.1</text:p>
          </table:table-cell>
          <table:table-cell office:value-type="float" office:value="0.00118" calcext:value-type="float">
            <text:p>1.1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.1" calcext:value-type="float">
            <text:p>0.1</text:p>
          </table:table-cell>
          <table:table-cell office:value-type="float" office:value="0.00141" calcext:value-type="float">
            <text:p>1.4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0.00153" calcext:value-type="float">
            <text:p>1.5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.1" calcext:value-type="float">
            <text:p>0.1</text:p>
          </table:table-cell>
          <table:table-cell office:value-type="float" office:value="0.00163" calcext:value-type="float">
            <text:p>1.6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.1" calcext:value-type="float">
            <text:p>0.1</text:p>
          </table:table-cell>
          <table:table-cell office:value-type="float" office:value="0.00168" calcext:value-type="float">
            <text:p>1.6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0.1" calcext:value-type="float">
            <text:p>0.1</text:p>
          </table:table-cell>
          <table:table-cell office:value-type="float" office:value="0.00171" calcext:value-type="float">
            <text:p>1.7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1" calcext:value-type="float">
            <text:p>0.1</text:p>
          </table:table-cell>
          <table:table-cell office:value-type="float" office:value="0.00174" calcext:value-type="float">
            <text:p>1.7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1" calcext:value-type="float">
            <text:p>0.1</text:p>
          </table:table-cell>
          <table:table-cell office:value-type="float" office:value="0.00176" calcext:value-type="float">
            <text:p>1.7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" calcext:value-type="float">
            <text:p>0.1</text:p>
          </table:table-cell>
          <table:table-cell office:value-type="float" office:value="0.00178" calcext:value-type="float">
            <text:p>1.7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178" calcext:value-type="float">
            <text:p>1.7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0.1" calcext:value-type="float">
            <text:p>0.1</text:p>
          </table:table-cell>
          <table:table-cell office:value-type="float" office:value="0.00179" calcext:value-type="float">
            <text:p>1.7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0.1" calcext:value-type="float">
            <text:p>0.1</text:p>
          </table:table-cell>
          <table:table-cell office:value-type="float" office:value="0.00182" calcext:value-type="float">
            <text:p>1.82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0.1" calcext:value-type="float">
            <text:p>0.1</text:p>
          </table:table-cell>
          <table:table-cell office:value-type="float" office:value="0.00183" calcext:value-type="float">
            <text:p>1.8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0.1" calcext:value-type="float">
            <text:p>0.1</text:p>
          </table:table-cell>
          <table:table-cell office:value-type="float" office:value="0.00184" calcext:value-type="float">
            <text:p>1.8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" calcext:value-type="float">
            <text:p>0.1</text:p>
          </table:table-cell>
          <table:table-cell office:value-type="float" office:value="0.00185" calcext:value-type="float">
            <text:p>1.85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186" calcext:value-type="float">
            <text:p>1.8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187" calcext:value-type="float">
            <text:p>1.87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0.1" calcext:value-type="float">
            <text:p>0.1</text:p>
          </table:table-cell>
          <table:table-cell office:value-type="float" office:value="0.00189" calcext:value-type="float">
            <text:p>1.8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193" calcext:value-type="float">
            <text:p>1.9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6" calcext:value-type="float">
            <text:p>450.6</text:p>
          </table:table-cell>
          <table:table-cell office:value-type="float" office:value="0.1" calcext:value-type="float">
            <text:p>0.1</text:p>
          </table:table-cell>
          <table:table-cell office:value-type="float" office:value="0.00196" calcext:value-type="float">
            <text:p>1.9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.1" calcext:value-type="float">
            <text:p>50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98" calcext:value-type="float">
            <text:p>1.9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31:22.770457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16:02:58.035039774</dc:date>
    <meta:editing-duration>PT3H28M34S</meta:editing-duration>
    <meta:editing-cycles>93</meta:editing-cycles>
    <meta:generator>LibreOffice/25.2.3.2$Linux_X86_64 LibreOffice_project/520$Build-2</meta:generator>
    <meta:document-statistic meta:table-count="1" meta:cell-count="112" meta:object-count="0"/>
  </office:meta>
</office:document-meta>
</file>